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78000002C3F72C05B889FFE66E.png" manifest:media-type="image/png"/>
  <manifest:file-entry manifest:full-path="Pictures/1000000000000470000002E3165367C96BEEA058.png" manifest:media-type="image/png"/>
  <manifest:file-entry manifest:full-path="Pictures/100000000000048400000381D29D935B334593C1.png" manifest:media-type="image/png"/>
  <manifest:file-entry manifest:full-path="Pictures/1000000000000481000002C76A125982C29C1CD4.png" manifest:media-type="image/png"/>
  <manifest:file-entry manifest:full-path="Pictures/10000000000005960000034FD725DE6D049845E9.png" manifest:media-type="image/png"/>
  <manifest:file-entry manifest:full-path="Pictures/10000000000005B5000001E25AF86710834F881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9.236cm" svg:x="0.085cm" svg:y="3.291cm">
          <draw:image xlink:href="Pictures/10000000000005B5000001E25AF86710834F881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17.288cm" svg:height="13.415cm" svg:x="4.95cm" svg:y="0.687cm">
          <draw:image xlink:href="Pictures/100000000000048400000381D29D935B334593C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19.912cm" svg:height="11.794cm" svg:x="3.85cm" svg:y="1.45cm">
          <draw:image xlink:href="Pictures/10000000000005960000034FD725DE6D049845E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18.222cm" svg:height="11.854cm" svg:x="4.378cm" svg:y="1.696cm">
          <draw:image xlink:href="Pictures/1000000000000470000002E3165367C96BEEA05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1" draw:layer="layout" svg:width="19.209cm" svg:height="11.872cm" svg:x="3.55cm" svg:y="1.8cm">
          <draw:image xlink:href="Pictures/1000000000000478000002C3F72C05B889FFE66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1" draw:layer="layout" svg:width="17.937cm" svg:height="11.061cm" svg:x="4.863cm" svg:y="2.1cm">
          <draw:image xlink:href="Pictures/1000000000000481000002C76A125982C29C1CD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7-02T18:53:24.200057857</meta:creation-date>
    <dc:date>2025-07-06T10:25:34.091802456</dc:date>
    <meta:editing-duration>PT27M50S</meta:editing-duration>
    <meta:editing-cycles>4</meta:editing-cycles>
    <meta:generator>LibreOffice/6.4.7.2$Linux_X86_64 LibreOffice_project/40$Build-2</meta:generator>
    <meta:document-statistic meta:object-count="39"/>
  </office:meta>
</office:document-meta>
</file>